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d02" officeooo:paragraph-rsid="00141d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.01.2019 <text:s/>- 04.01.2019</text:p>
      <text:p text:style-name="P1">11.03.2019 – 15.03.2019</text:p>
      <text:p text:style-name="P1">03.06.2019 – 05.06.2019</text:p>
      <text:p text:style-name="P1">01.07.2019 – 05.07.2019</text:p>
      <text:p text:style-name="P1">12.08.2019- 15.08.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3:59:02.593307195</meta:creation-date>
    <dc:date>2018-12-20T14:03:12.567729262</dc:date>
    <meta:editing-duration>PT4M11S</meta:editing-duration>
    <meta:editing-cycles>1</meta:editing-cycles>
    <meta:document-statistic meta:table-count="0" meta:image-count="0" meta:object-count="0" meta:page-count="1" meta:paragraph-count="5" meta:word-count="11" meta:character-count="115" meta:non-whitespace-character-count="105"/>
    <meta:generator>LibreOffice/6.0.7.3$Linux_X86_64 LibreOffice_project/00m0$Build-3</meta:generator>
  </office:meta>
</office:document-meta>
</file>